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Mono Nerd Font Mono" svg:font-family="'JetBrainsMono Nerd Font Mono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12.991cm"/>
        </style:tab-stops>
      </style:paragraph-properties>
      <style:text-properties officeooo:rsid="0015460b" officeooo:paragraph-rsid="0017a395"/>
    </style:style>
    <style:style style:name="P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12.991cm"/>
        </style:tab-stops>
      </style:paragraph-properties>
      <style:text-properties officeooo:rsid="0018d36c" officeooo:paragraph-rsid="0018d36c"/>
    </style:style>
    <style:style style:name="P3" style:family="paragraph" style:parent-style-name="Header">
      <style:paragraph-properties fo:text-align="center" style:justify-single-word="false"/>
      <style:text-properties fo:font-size="18pt" fo:font-weight="bold" officeooo:rsid="0015e74e" officeooo:paragraph-rsid="0015e74e" style:font-size-asian="18pt" style:font-weight-asian="bold" style:font-size-complex="18pt" style:font-weight-complex="bold"/>
    </style:style>
    <style:style style:name="P4" style:family="paragraph" style:parent-style-name="Standard" style:list-style-name="L1" style:master-page-name="">
      <loext:graphic-properties draw:fill="none"/>
      <style:paragraph-properties fo:margin-left="0.499cm" fo:margin-right="0cm" fo:text-indent="0cm" style:auto-text-indent="false" style:page-number="auto" fo:background-color="transparent">
        <style:tab-stops>
          <style:tab-stop style:position="12.991cm"/>
        </style:tab-stops>
      </style:paragraph-properties>
      <style:text-properties officeooo:rsid="0015460b" officeooo:paragraph-rsid="0015b396"/>
    </style:style>
    <style:style style:name="P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12.991cm"/>
        </style:tab-stops>
      </style:paragraph-properties>
      <style:text-properties officeooo:rsid="0015460b" officeooo:paragraph-rsid="001bd1fc"/>
    </style:style>
    <style:style style:name="P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12.991cm"/>
        </style:tab-stops>
      </style:paragraph-properties>
      <style:text-properties officeooo:rsid="0018d36c" officeooo:paragraph-rsid="0018d36c"/>
    </style:style>
    <style:style style:name="P7" style:family="paragraph" style:parent-style-name="Standard">
      <style:text-properties style:font-name="JetBrainsMono Nerd Font Mono"/>
    </style:style>
    <style:style style:name="P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12.991cm"/>
        </style:tab-stops>
      </style:paragraph-properties>
      <style:text-properties style:font-name="JetBrainsMono Nerd Font Mono" fo:font-size="16pt" fo:font-weight="bold" officeooo:rsid="0018d36c" officeooo:paragraph-rsid="0018d36c" style:font-size-asian="16pt" style:font-weight-asian="bold" style:font-size-complex="16pt" style:font-weight-complex="bold"/>
    </style:style>
    <style:style style:name="P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12.991cm"/>
        </style:tab-stops>
      </style:paragraph-properties>
      <style:text-properties style:font-name="JetBrainsMono Nerd Font Mono" fo:font-size="16pt" officeooo:rsid="0016de45" officeooo:paragraph-rsid="0016de45" style:font-size-asian="16pt" style:font-size-complex="16pt"/>
    </style:style>
    <style:style style:name="P10" style:family="paragraph" style:parent-style-name="Standard">
      <style:paragraph-properties>
        <style:tab-stops>
          <style:tab-stop style:position="12.991cm"/>
        </style:tab-stops>
      </style:paragraph-properties>
      <style:text-properties style:font-name="JetBrainsMono Nerd Font Mono" officeooo:rsid="0015460b" officeooo:paragraph-rsid="0015b396"/>
    </style:style>
    <style:style style:name="P11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12.991cm"/>
        </style:tab-stops>
      </style:paragraph-properties>
      <style:text-properties style:font-name="JetBrainsMono Nerd Font Mono" officeooo:rsid="0015460b" officeooo:paragraph-rsid="0015e74e"/>
    </style:style>
    <style:style style:name="P1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12.991cm"/>
        </style:tab-stops>
      </style:paragraph-properties>
      <style:text-properties style:font-name="JetBrainsMono Nerd Font Mono" officeooo:rsid="0015460b" officeooo:paragraph-rsid="0016de45"/>
    </style:style>
    <style:style style:name="P1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12.991cm"/>
        </style:tab-stops>
      </style:paragraph-properties>
      <style:text-properties style:font-name="JetBrainsMono Nerd Font Mono" officeooo:rsid="0015460b" officeooo:paragraph-rsid="0015e74e"/>
    </style:style>
    <style:style style:name="P1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12.991cm"/>
        </style:tab-stops>
      </style:paragraph-properties>
      <style:text-properties style:font-name="JetBrainsMono Nerd Font Mono" officeooo:rsid="0015460b" officeooo:paragraph-rsid="001bd1fc"/>
    </style:style>
    <style:style style:name="P15" style:family="paragraph" style:parent-style-name="Standard">
      <style:paragraph-properties>
        <style:tab-stops>
          <style:tab-stop style:position="12.991cm"/>
        </style:tab-stops>
      </style:paragraph-properties>
      <style:text-properties style:font-name="JetBrainsMono Nerd Font Mono" fo:font-size="14pt" fo:font-weight="bold" officeooo:rsid="0015460b" officeooo:paragraph-rsid="0015b396" style:font-size-asian="14pt" style:font-weight-asian="bold" style:font-size-complex="14pt" style:font-weight-complex="bold"/>
    </style:style>
    <style:style style:name="P1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12.991cm"/>
        </style:tab-stops>
      </style:paragraph-properties>
      <style:text-properties style:font-name="JetBrainsMono Nerd Font Mono" fo:font-size="14pt" fo:font-weight="bold" officeooo:rsid="0018d36c" officeooo:paragraph-rsid="0018d36c" style:font-size-asian="14pt" style:font-weight-asian="bold" style:font-size-complex="14pt" style:font-weight-complex="bold"/>
    </style:style>
    <style:style style:name="P1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12.991cm"/>
        </style:tab-stops>
      </style:paragraph-properties>
      <style:text-properties style:font-name="JetBrainsMono Nerd Font Mono" fo:font-size="14pt" fo:font-weight="bold" officeooo:rsid="0016de45" officeooo:paragraph-rsid="001bd1fc" style:font-size-asian="14pt" style:font-weight-asian="bold" style:font-size-complex="14pt" style:font-weight-complex="bold"/>
    </style:style>
    <style:style style:name="P1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12.991cm"/>
        </style:tab-stops>
      </style:paragraph-properties>
      <style:text-properties style:font-name="JetBrainsMono Nerd Font Mono" fo:font-size="14pt" fo:font-weight="bold" officeooo:rsid="0018e2bf" officeooo:paragraph-rsid="0018e2bf" style:font-size-asian="14pt" style:font-weight-asian="bold" style:font-size-complex="14pt" style:font-weight-complex="bold"/>
    </style:style>
    <style:style style:name="P1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12.991cm"/>
        </style:tab-stops>
      </style:paragraph-properties>
      <style:text-properties style:font-name="JetBrainsMono Nerd Font Mono" fo:font-size="14pt" officeooo:rsid="0015460b" officeooo:paragraph-rsid="0018d36c" style:font-size-asian="14pt" style:font-size-complex="14pt"/>
    </style:style>
    <style:style style:name="P20" style:family="paragraph" style:parent-style-name="Standard" style:list-style-name="L1">
      <loext:graphic-properties draw:fill="none"/>
      <style:paragraph-properties fo:margin-left="0.499cm" fo:margin-right="0cm" fo:text-indent="0cm" style:auto-text-indent="false" fo:background-color="transparent">
        <style:tab-stops>
          <style:tab-stop style:position="12.991cm"/>
        </style:tab-stops>
      </style:paragraph-properties>
      <style:text-properties style:font-name="JetBrainsMono Nerd Font Mono" officeooo:rsid="0015e74e" officeooo:paragraph-rsid="0015e74e"/>
    </style:style>
    <style:style style:name="P2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12.991cm"/>
        </style:tab-stops>
      </style:paragraph-properties>
      <style:text-properties style:font-name="JetBrainsMono Nerd Font Mono" officeooo:rsid="0018d36c" officeooo:paragraph-rsid="0018d36c"/>
    </style:style>
    <style:style style:name="P22" style:family="paragraph" style:parent-style-name="Standard" style:list-style-name="L1">
      <loext:graphic-properties draw:fill="none"/>
      <style:paragraph-properties fo:margin-left="0.499cm" fo:margin-right="0cm" fo:text-indent="0cm" style:auto-text-indent="false" fo:background-color="transparent">
        <style:tab-stops>
          <style:tab-stop style:position="12.991cm"/>
        </style:tab-stops>
      </style:paragraph-properties>
      <style:text-properties style:font-name="JetBrainsMono Nerd Font Mono" fo:font-size="10pt" officeooo:rsid="0015460b" officeooo:paragraph-rsid="0015b396" style:font-size-asian="10pt" style:font-size-complex="10pt"/>
    </style:style>
    <style:style style:name="P23" style:family="paragraph" style:parent-style-name="Standard" style:list-style-name="L2" style:master-page-name="">
      <loext:graphic-properties draw:fill="none"/>
      <style:paragraph-properties fo:margin-left="0.499cm" fo:margin-right="0cm" fo:text-align="start" style:justify-single-word="false" fo:text-indent="0cm" style:auto-text-indent="false" style:page-number="auto" fo:background-color="transparent">
        <style:tab-stops>
          <style:tab-stop style:position="12.991cm"/>
        </style:tab-stops>
      </style:paragraph-properties>
      <style:text-properties style:font-name="JetBrainsMono Nerd Font Mono" fo:font-size="10pt" officeooo:rsid="0015460b" officeooo:paragraph-rsid="0015b396" style:font-size-asian="10pt" style:font-size-complex="10pt"/>
    </style:style>
    <style:style style:name="P24" style:family="paragraph" style:parent-style-name="Standard" style:list-style-name="L2">
      <loext:graphic-properties draw:fill="none"/>
      <style:paragraph-properties fo:margin-left="0.499cm" fo:margin-right="0cm" fo:text-align="start" style:justify-single-word="false" fo:text-indent="0cm" style:auto-text-indent="false" fo:background-color="transparent">
        <style:tab-stops>
          <style:tab-stop style:position="12.991cm"/>
        </style:tab-stops>
      </style:paragraph-properties>
      <style:text-properties style:font-name="JetBrainsMono Nerd Font Mono" fo:font-size="10pt" officeooo:rsid="0015460b" officeooo:paragraph-rsid="0015e74e" style:font-size-asian="10pt" style:font-size-complex="10pt"/>
    </style:style>
    <style:style style:name="P2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12.991cm"/>
        </style:tab-stops>
      </style:paragraph-properties>
      <style:text-properties style:font-name="JetBrainsMono Nerd Font Mono" fo:font-size="10pt" officeooo:rsid="0015460b" officeooo:paragraph-rsid="0016de45" style:font-size-asian="10pt" style:font-size-complex="10pt"/>
    </style:style>
    <style:style style:name="P2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12.991cm"/>
        </style:tab-stops>
      </style:paragraph-properties>
      <style:text-properties style:font-name="JetBrainsMono Nerd Font Mono" fo:font-size="10pt" officeooo:rsid="0015460b" officeooo:paragraph-rsid="0017a395" style:font-size-asian="10pt" style:font-size-complex="10pt"/>
    </style:style>
    <style:style style:name="P2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12.991cm"/>
        </style:tab-stops>
      </style:paragraph-properties>
      <style:text-properties style:font-name="JetBrainsMono Nerd Font Mono" fo:font-size="10pt" officeooo:rsid="0015460b" officeooo:paragraph-rsid="0018e2bf" style:font-size-asian="10pt" style:font-size-complex="10pt"/>
    </style:style>
    <style:style style:name="P28" style:family="paragraph" style:parent-style-name="Standard" style:list-style-name="L1">
      <loext:graphic-properties draw:fill="none"/>
      <style:paragraph-properties fo:margin-left="0.499cm" fo:margin-right="0cm" fo:text-indent="0cm" style:auto-text-indent="false" fo:background-color="transparent">
        <style:tab-stops>
          <style:tab-stop style:position="12.991cm"/>
        </style:tab-stops>
      </style:paragraph-properties>
      <style:text-properties style:font-name="JetBrainsMono Nerd Font Mono" fo:font-size="10pt" officeooo:rsid="0015e74e" officeooo:paragraph-rsid="0015e74e" style:font-size-asian="10pt" style:font-size-complex="10pt"/>
    </style:style>
    <style:style style:name="P2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12.991cm"/>
        </style:tab-stops>
      </style:paragraph-properties>
      <style:text-properties style:font-name="JetBrainsMono Nerd Font Mono" fo:font-size="10pt" officeooo:rsid="0018d36c" officeooo:paragraph-rsid="0018d36c" style:font-size-asian="10pt" style:font-size-complex="10pt"/>
    </style:style>
    <style:style style:name="P3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12.991cm"/>
        </style:tab-stops>
      </style:paragraph-properties>
      <style:text-properties style:font-name="JetBrainsMono Nerd Font Mono" fo:font-size="10pt" officeooo:rsid="0018e2bf" officeooo:paragraph-rsid="0018e2bf" style:font-size-asian="10pt" style:font-size-complex="10pt"/>
    </style:style>
    <style:style style:name="P3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12.991cm"/>
        </style:tab-stops>
      </style:paragraph-properties>
      <style:text-properties style:font-name="JetBrainsMono Nerd Font Mono" fo:font-size="10pt" officeooo:rsid="001bd1fc" officeooo:paragraph-rsid="001bd1fc" style:font-size-asian="10pt" style:font-size-complex="10pt"/>
    </style:style>
    <style:style style:name="P3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12.991cm"/>
        </style:tab-stops>
      </style:paragraph-properties>
      <style:text-properties style:font-name="JetBrainsMono Nerd Font Mono" fo:font-size="10pt" fo:font-weight="normal" officeooo:rsid="0018d36c" officeooo:paragraph-rsid="0018d36c" style:font-size-asian="10pt" style:font-weight-asian="normal" style:font-size-complex="10pt" style:font-weight-complex="normal"/>
    </style:style>
    <style:style style:name="P3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12.991cm"/>
        </style:tab-stops>
      </style:paragraph-properties>
      <style:text-properties style:font-name="JetBrainsMono Nerd Font Mono" fo:font-size="10pt" style:text-underline-style="solid" style:text-underline-width="auto" style:text-underline-color="font-color" fo:font-weight="normal" officeooo:rsid="0018d36c" officeooo:paragraph-rsid="0018d36c" style:font-size-asian="10pt" style:font-weight-asian="normal" style:font-size-complex="10pt" style:font-weight-complex="normal"/>
    </style:style>
    <style:style style:name="P34" style:family="paragraph" style:parent-style-name="Standard">
      <style:paragraph-properties>
        <style:tab-stops>
          <style:tab-stop style:position="12.991cm"/>
        </style:tab-stops>
      </style:paragraph-properties>
      <style:text-properties style:font-name="JetBrainsMono Nerd Font Mono" fo:font-size="12pt" fo:font-weight="bold" officeooo:rsid="0015460b" officeooo:paragraph-rsid="0015b396" style:font-size-asian="12pt" style:font-weight-asian="bold" style:font-size-complex="12pt" style:font-weight-complex="bold"/>
    </style:style>
    <style:style style:name="P35" style:family="paragraph" style:parent-style-name="Standard">
      <style:paragraph-properties>
        <style:tab-stops>
          <style:tab-stop style:position="12.991cm"/>
        </style:tab-stops>
      </style:paragraph-properties>
      <style:text-properties style:font-name="JetBrainsMono Nerd Font Mono" fo:font-size="12pt" fo:font-weight="bold" officeooo:rsid="0015e74e" officeooo:paragraph-rsid="0015e74e" style:font-size-asian="12pt" style:font-weight-asian="bold" style:font-size-complex="12pt" style:font-weight-complex="bold"/>
    </style:style>
    <style:style style:name="P36" style:family="paragraph" style:parent-style-name="Standard">
      <style:paragraph-properties>
        <style:tab-stops>
          <style:tab-stop style:position="12.991cm"/>
        </style:tab-stops>
      </style:paragraph-properties>
      <style:text-properties style:font-name="JetBrainsMono Nerd Font Mono" fo:font-size="12pt" fo:font-weight="normal" officeooo:rsid="0015e74e" officeooo:paragraph-rsid="0015e74e" style:font-size-asian="12pt" style:font-weight-asian="normal" style:font-size-complex="12pt" style:font-weight-complex="normal"/>
    </style:style>
    <style:style style:name="P37" style:family="paragraph" style:parent-style-name="Standard">
      <style:paragraph-properties>
        <style:tab-stops>
          <style:tab-stop style:position="12.991cm"/>
        </style:tab-stops>
      </style:paragraph-properties>
      <style:text-properties style:font-name="JetBrainsMono Nerd Font Mono" fo:font-size="12pt" officeooo:rsid="0015460b" officeooo:paragraph-rsid="0015b396" style:font-size-asian="12pt" style:font-size-complex="12pt"/>
    </style:style>
    <style:style style:name="P3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12.991cm"/>
        </style:tab-stops>
      </style:paragraph-properties>
      <style:text-properties style:font-name="JetBrainsMono Nerd Font Mono" fo:font-size="12pt" style:text-underline-style="solid" style:text-underline-width="auto" style:text-underline-color="font-color" officeooo:rsid="0016de45" officeooo:paragraph-rsid="0016de45" style:font-size-asian="12pt" style:font-size-complex="12pt"/>
    </style:style>
    <style:style style:name="P3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12.991cm"/>
        </style:tab-stops>
      </style:paragraph-properties>
      <style:text-properties style:font-name="JetBrainsMono Nerd Font Mono" fo:font-size="12pt" style:text-underline-style="solid" style:text-underline-width="auto" style:text-underline-color="font-color" fo:font-weight="normal" officeooo:rsid="0017a395" officeooo:paragraph-rsid="0017a395" style:font-size-asian="12pt" style:font-weight-asian="normal" style:font-size-complex="12pt" style:font-weight-complex="normal"/>
    </style:style>
    <style:style style:name="T1" style:family="text">
      <style:text-properties officeooo:rsid="0015b39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8d36c" style:font-weight-asian="bold" style:font-weight-complex="bold"/>
    </style:style>
    <style:style style:name="T4" style:family="text">
      <style:text-properties fo:font-weight="bold" officeooo:rsid="0018e2bf" style:font-weight-asian="bold" style:font-weight-complex="bold"/>
    </style:style>
    <style:style style:name="T5" style:family="text">
      <style:text-properties fo:font-weight="bold" officeooo:rsid="001bd1fc" style:font-weight-asian="bold" style:font-weight-complex="bold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style:style style:name="T7" style:family="text">
      <style:text-properties fo:font-size="14pt" fo:font-weight="bold" officeooo:rsid="0016de45" style:font-size-asian="14pt" style:font-weight-asian="bold" style:font-size-complex="14pt" style:font-weight-complex="bold"/>
    </style:style>
    <style:style style:name="T8" style:family="text">
      <style:text-properties officeooo:rsid="0015e74e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officeooo:rsid="0016de45"/>
    </style:style>
    <style:style style:name="T11" style:family="text">
      <style:text-properties fo:font-size="16pt" fo:font-weight="bold" officeooo:rsid="0016de45" style:font-size-asian="16pt" style:font-weight-asian="bold" style:font-size-complex="16pt" style:font-weight-complex="bold"/>
    </style:style>
    <style:style style:name="T12" style:family="text">
      <style:text-properties fo:font-size="16pt" fo:font-weight="bold" officeooo:rsid="0018d36c" style:font-size-asian="16pt" style:font-weight-asian="bold" style:font-size-complex="16pt" style:font-weight-complex="bold"/>
    </style:style>
    <style:style style:name="T13" style:family="text">
      <style:text-properties fo:font-size="16pt" fo:font-weight="bold" officeooo:rsid="0018e2bf" style:font-size-asian="16pt" style:font-weight-asian="bold" style:font-size-complex="16pt" style:font-weight-complex="bold"/>
    </style:style>
    <style:style style:name="T14" style:family="text">
      <style:text-properties officeooo:rsid="0017a395"/>
    </style:style>
    <style:style style:name="T15" style:family="text">
      <style:text-properties officeooo:rsid="0018d36c"/>
    </style:style>
    <style:style style:name="T16" style:family="text">
      <style:text-properties officeooo:rsid="0018e2bf"/>
    </style:style>
    <style:style style:name="T17" style:family="text">
      <style:text-properties officeooo:rsid="0019c6ca"/>
    </style:style>
    <style:style style:name="T18" style:family="text">
      <style:text-properties style:font-name="JetBrainsMono Nerd Font Mono"/>
    </style:style>
    <style:style style:name="T19" style:family="text">
      <style:text-properties style:font-name="JetBrainsMono Nerd Font Mono" fo:font-size="10pt" style:font-size-asian="10pt" style:font-size-complex="10pt"/>
    </style:style>
    <style:style style:name="T20" style:family="text">
      <style:text-properties style:font-name="JetBrainsMono Nerd Font Mono" fo:font-size="14pt" fo:font-weight="bold" officeooo:rsid="0018d36c" style:font-size-asian="14pt" style:font-weight-asian="bold" style:font-size-complex="14pt" style:font-weight-complex="bold"/>
    </style:style>
    <style:style style:name="T21" style:family="text">
      <style:text-properties fo:font-size="10pt" style:font-size-asian="10pt" style:font-size-complex="10pt"/>
    </style:style>
    <style:style style:name="T22" style:family="text">
      <style:text-properties fo:font-size="12pt" fo:font-weight="bold" officeooo:rsid="0016de45" style:font-size-asian="12pt" style:font-weight-asian="bold" style:font-size-complex="12pt" style:font-weight-complex="bold"/>
    </style:style>
    <style:style style:name="T23" style:family="text">
      <style:text-properties officeooo:rsid="001bd1fc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ext:p text:style-name="P15">Experience</text:p>
      <text:p text:style-name="P10"/>
      <text:p text:style-name="P34">Fullstack Software Developer </text:p>
      <text:p text:style-name="P36">202<text:span text:style-name="T10">1</text:span> Aviary Tech</text:p>
      <text:list xml:id="list1700208774" text:style-name="L1">
        <text:list-item>
          <text:p text:style-name="P4"><text:span text:style-name="T19">Created a blockchain miner using the Command and Query Responsibility Segregation </text:span><text:a xlink:type="simple" xlink:href="https://docs.microsoft.com/en-us/azure/architecture/patterns/cqrs" text:style-name="Internet_20_link" text:visited-style-name="Visited_20_Internet_20_Link"><text:span text:style-name="T19">(CQRS) </text:span></text:a><text:span text:style-name="T19">pattern, paired with a svelte frontend</text:span></text:p>
        </text:list-item>
        <text:list-item>
          <text:p text:style-name="P22">Created DevOps pipeline, workflow automation, applied Test-Driven Development (TDD) using Jest and cypress</text:p>
        </text:list-item>
        <text:list-item>
          <text:p text:style-name="P22">Mentored and taught non-developers how to use javascript and the Svelte frontend framework</text:p>
        </text:list-item>
        <text:list-item>
          <text:p text:style-name="P28">Created smart UI/UX that engages the user </text:p>
          <text:p text:style-name="P20"/>
        </text:list-item>
      </text:list>
      <text:p text:style-name="P35">Marine Engineering Officer</text:p>
      <text:p text:style-name="P37">2007 – <text:span text:style-name="T1">2020</text:span> <text:span text:style-name="T9">Royal Canadian Navy</text:span></text:p>
      <text:list xml:id="list3222356826" text:style-name="L2">
        <text:list-item>
          <text:p text:style-name="P23">Retired as a fully qualified Marine System Engineering Officer where I informed, advised, and recommend technical courses of action to non-technical superiors during normal <text:span text:style-name="T17">operations</text:span>, wartime, emergency operations, and maint<text:span text:style-name="T17">a</text:span>nce periods.</text:p>
        </text:list-item>
        <text:list-item>
          <text:p text:style-name="P24">Earned the admiration of my peers and superiors to my grit and can-do attitude in the face of great adversity.</text:p>
        </text:list-item>
        <text:list-item>
          <text:p text:style-name="P24"><text:span text:style-name="T8">Managed several</text:span> projects varying from simple ceremonial duties to time and cost-sensitive projects</text:p>
        </text:list-item>
        <text:list-item>
          <text:p text:style-name="P24">Led and mentored subordinates during my off time</text:p>
        </text:list-item>
      </text:list>
      <text:p text:style-name="P11"/>
      <text:p text:style-name="P12"><text:tab/><text:span text:style-name="T7">Side Projects</text:span></text:p>
      <text:p text:style-name="P12"><text:span text:style-name="T7"/></text:p>
      <text:p text:style-name="P38">My professional website</text:p>
      <text:p text:style-name="P25"><text:span text:style-name="T10">W</text:span>ebsite used to showcase my competenc<text:span text:style-name="T17">i</text:span>es and <text:span text:style-name="T10">work completed</text:span></text:p>
      <text:p text:style-name="P25"><text:span text:style-name="T2">Stack</text:span>: NestJs, SvelteKit, tailwindcss, Jest, cypress</text:p>
      <text:p text:style-name="P13"/>
      <text:p text:style-name="P39">Dotfiles</text:p>
      <text:p text:style-name="P25"><text:span text:style-name="T14">Created a </text:span>program to configure my <text:span text:style-name="T14">multipe</text:span> Linux environment<text:span text:style-name="T14">s</text:span> properly and effortlessly </text:p>
      <text:p text:style-name="P25"><text:span text:style-name="T2">Stack</text:span>: Bash, <text:span text:style-name="T14">fish,</text:span> modern unix tools, <text:span text:style-name="T14">lua</text:span></text:p>
      <text:p text:style-name="P9"/>
      <text:p text:style-name="P9"/>
      <text:p text:style-name="P1"><text:span text:style-name="T20">Contact</text:span></text:p>
      <text:p text:style-name="P2"><text:span text:style-name="T19"/></text:p>
      <text:p text:style-name="P2"><text:span text:style-name="T19">Email: h</text:span><text:a xlink:type="simple" xlink:href="mailto:Hvandersleyen@duck.com" text:style-name="Internet_20_link" text:visited-style-name="Visited_20_Internet_20_Link"><text:span text:style-name="T19">vandersleyen@duck.com</text:span></text:a></text:p>
      <text:p text:style-name="P29">Phone: 250-886-5099</text:p>
      <text:p text:style-name="P29">Victoria, BC, Canada</text:p>
      <text:p text:style-name="P2"><text:a xlink:type="simple" xlink:href="https://github.com/Vanderscycle" text:style-name="Internet_20_link" text:visited-style-name="Visited_20_Internet_20_Link"><text:span text:style-name="T19">Github</text:span></text:a></text:p>
      <text:p text:style-name="P21"/>
      <text:p text:style-name="P16">Education</text:p>
      <text:p text:style-name="P16"/>
      <text:p text:style-name="P33">Data Science Diploma</text:p>
      <text:p text:style-name="P32">Lighthouse lab</text:p>
      <text:p text:style-name="P32">2020</text:p>
      <text:p text:style-name="P32"/>
      <text:p text:style-name="P33">Electrical Engineering B.Eng</text:p>
      <text:p text:style-name="P32">Royal Military College Canada</text:p>
      <text:p text:style-name="P32">2008-2012</text:p>
      <text:p text:style-name="P8"/>
      <text:p text:style-name="P19"><text:span text:style-name="T3">Languages </text:span><text:span text:style-name="T5">s</text:span><text:span text:style-name="T4">poken</text:span></text:p>
      <text:p text:style-name="P19"><text:span text:style-name="T4"/></text:p>
      <text:p text:style-name="P29">English: Fluent</text:p>
      <text:p text:style-name="P29">French: Native</text:p>
      <text:p text:style-name="P27"><text:span text:style-name="T15">Chinese: </text:span><text:span text:style-name="T16">HSK 3</text:span></text:p>
      <text:p text:style-name="P27"/>
      <text:p text:style-name="P18"><text:span text:style-name="T23">Programming s</text:span>kills</text:p>
      <text:p text:style-name="P18"/>
      <text:p text:style-name="P30">Bash/Fish: Expert</text:p>
      <text:p text:style-name="P30">Linux: Advanced</text:p>
      <text:p text:style-name="P30">Git/CI: Advanced</text:p>
      <text:p text:style-name="P30">Javascript/Typescript: Advanced</text:p>
      <text:p text:style-name="P30">HTML/CSS: Advanced</text:p>
      <text:p text:style-name="P30">Svelte: Advanced</text:p>
      <text:p text:style-name="P30">NestJs: Advanced</text:p>
      <text:p text:style-name="P30">Python: Advanced</text:p>
      <text:p text:style-name="P31">Docker: Intermediate</text:p>
      <text:p text:style-name="P30">Rust: Intermediate</text:p>
      <text:p text:style-name="P30">Go/Lua/Xmonad: Basic</text:p>
      <text:p text:style-name="P30"/>
      <text:p text:style-name="P17">Open Source Contributions</text:p>
      <text:p text:style-name="P17"/>
      <text:p text:style-name="P31">Non-exhaustive list:</text:p>
      <text:p text:style-name="P5"><text:a xlink:type="simple" xlink:href="https://github.com/zellij-org/zellij" text:style-name="Internet_20_link" text:visited-style-name="Visited_20_Internet_20_Link"><text:span text:style-name="T19">Zellig</text:span></text:a></text:p>
      <text:p text:style-name="P5"><text:a xlink:type="simple" xlink:href="https://github.com/highlightjs/highlight.js" text:style-name="Internet_20_link" text:visited-style-name="Visited_20_Internet_20_Link"><text:span text:style-name="T19">highlight.js</text:span></text:a></text:p>
      <text:p text:style-name="P5"><text:a xlink:type="simple" xlink:href="https://github.com/PrismJS/prism-themes" text:style-name="Internet_20_link" text:visited-style-name="Visited_20_Internet_20_Link"><text:span text:style-name="T19">prism-themes</text:span></text:a></text:p>
      <text:p text:style-name="P14"><text:a xlink:type="simple" xlink:href="https://github.com/LunarVim/LunarVimCommunity" text:style-name="Internet_20_link" text:visited-style-name="Visited_20_Internet_20_Link"><text:span text:style-name="T21">lunarVim</text:span></text:a><text:tab/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Mono Nerd Font Mono" svg:font-family="'JetBrainsMono Nerd Font Mono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8pt" fo:font-weight="bold" officeooo:rsid="0015e74e" officeooo:paragraph-rsid="0015e74e" style:font-size-asian="18pt" style:font-weight-asian="bold" style:font-size-complex="18pt" style:font-weight-complex="bol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2">
          <style:column style:rel-width="6171*" fo:start-indent="0cm" fo:end-indent="0.245cm"/>
          <style:column style:rel-width="3801*" fo:start-indent="0.245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Henri Vandersleyen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25T20:00:12.874491409</meta:creation-date>
    <dc:date>2022-02-26T18:47:25.072544062</dc:date>
    <meta:editing-duration>PT12M40S</meta:editing-duration>
    <meta:editing-cycles>2</meta:editing-cycles>
    <meta:generator>LibreOffice/7.3.0.3$Linux_X86_64 LibreOffice_project/30$Build-3</meta:generator>
    <meta:document-statistic meta:table-count="0" meta:image-count="0" meta:object-count="0" meta:page-count="1" meta:paragraph-count="56" meta:word-count="255" meta:character-count="1841" meta:non-whitespace-character-count="1643"/>
  </office:meta>
</office:document-meta>
</file>